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connector draw:style-name="gr1" draw:text-style-name="P1" draw:layer="layout" draw:type="curve" svg:x1="1.7cm" svg:y1="1.631cm" svg:x2="17.66cm" svg:y2="17.885cm" draw:start-shape="id1" draw:start-glue-point="3" svg:d="M1700 1631c0 12567 15960 4440 15960 16254" svg:viewBox="0 0 15961 16255">
            <text:p/>
          </draw:connector>
          <draw:connector draw:style-name="gr1" draw:text-style-name="P1" draw:layer="layout" draw:type="curve" svg:x1="7.6cm" svg:y1="1.631cm" svg:x2="13.804cm" svg:y2="17.9cm" draw:start-shape="id1" draw:start-glue-point="1" svg:d="M7600 1631c0 12577 6204 4443 6204 16269" svg:viewBox="0 0 6205 16270">
            <text:p/>
          </draw:connector>
          <draw:line draw:style-name="gr2" draw:text-style-name="P1" xml:id="id1" draw:id="id1" draw:layer="layout" svg:x1="7.6cm" svg:y1="1.631cm" svg:x2="1.7cm" svg:y2="1.631cm">
            <text:p/>
          </draw:line>
          <draw:line draw:style-name="gr2" draw:text-style-name="P1" draw:layer="layout" svg:x1="13.8cm" svg:y1="17.331cm" svg:x2="17.65cm" svg:y2="17.33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1T08:19:19.597000000</meta:creation-date>
    <dc:date>2017-05-31T08:52:45.235000000</dc:date>
    <meta:editing-duration>PT2M54S</meta:editing-duration>
    <meta:editing-cycles>2</meta:editing-cycles>
    <meta:generator>LibreOffice/5.2.3.3$Windows_X86_64 LibreOffice_project/d54a8868f08a7b39642414cf2c8ef2f228f780cf</meta:generator>
    <meta:document-statistic meta:object-count="5"/>
  </office:meta>
</office:document-meta>
</file>